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Curlz MT" svg:font-family="'Curlz MT'" style:font-family-generic="decorative"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P1"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9" style:family="paragraph">
      <style:paragraph-properties fo:text-align="center"/>
    </style:style>
    <style:style style:name="P10" style:family="paragraph">
      <style:paragraph-properties fo:text-align="center"/>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4" style:family="text">
      <style:text-properties style:font-name="Snap ITC" fo:font-size="16pt"/>
    </style:style>
    <style:style style:name="T5" style:family="text">
      <style:text-properties style:font-name="Arial" fo:font-size="12pt"/>
    </style:style>
    <style:style style:name="T6" style:family="text">
      <style:text-properties style:font-name="Snap ITC" fo:font-size="16pt" fo:font-style="normal" style:font-size-asian="16pt" style:font-style-asian="normal" style:font-size-complex="16pt" style:font-style-complex="normal"/>
    </style:style>
    <style:style style:name="T7" style:family="text">
      <style:text-properties style:font-name="Curlz MT" fo:font-style="normal" style:font-style-asian="normal" style:font-style-complex="normal"/>
    </style:style>
    <style:style style:name="T8" style:family="text">
      <style:text-properties style:font-name="Snap ITC" fo:font-size="16pt" fo:font-style="normal" fo:font-weight="bold" style:font-size-asian="16pt" style:font-style-asian="normal" style:font-weight-asian="bold" style:font-size-complex="16pt" style:font-style-complex="normal"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ts</text:p>
      <text:p text:style-name="P2"/>
      <text:list text:style-name="L1">
        <text:list-item>
          <text:p text:style-name="P3">Integers</text:p>
        </text:list-item>
        <text:list-item>
          <text:p text:style-name="P3">Strings</text:p>
        </text:list-item>
        <text:list-item>
          <text:p text:style-name="P3">Floats (DIY)</text:p>
        </text:list-item>
        <text:list-item>
          <text:p text:style-name="P3">Branching</text:p>
        </text:list-item>
        <text:list-item>
          <text:p text:style-name="P3">Lists</text:p>
        </text:list-item>
        <text:list-item>
          <text:p text:style-name="P3">Looping</text:p>
        </text:list-item>
        <text:list-item>
          <text:p text:style-name="P3">Dictionaries</text:p>
        </text:list-item>
        <text:list-item>
          <text:p text:style-name="P3">Function</text:p>
        </text:list-item>
        <text:list-item>
          <text:p text:style-name="P3">?</text:p>
        </text:list-item>
      </text:list>
      <text:p text:style-name="P4"/>
      <text:p text:style-name="P5">What you will need</text:p>
      <text:p text:style-name="P4"/>
      <text:p text:style-name="P6">You need the following to join in the fun:</text:p>
      <text:list text:style-name="L2">
        <text:list-item>
          <text:p text:style-name="P7"><text:span text:style-name="T1">PC</text:span>. I'll assume that you have a Windows desktop or laptop machine. Specifically you're using Windows XP as your operating system (OS). Don't worry if you don't know what OS you're using. If you do not know what you're using, then you're most probably using Windows.</text:p>
        </text:list-item>
        <text:list-item>
          <text:p text:style-name="P7"><text:span text:style-name="T1">Internet access</text:span>. Fast internet access is good. If you have a dialup connection, then you will need to be patient.</text:p>
        </text:list-item>
      </text:list>
      <text:p text:style-name="P6"/>
      <text:p text:style-name="P6"/>
      <text:p text:style-name="P5">Resources</text:p>
      <text:p text:style-name="P4"/>
      <text:p text:style-name="P6">There are many ways to learn Python programming. Since you're reading this page, I'm assuming that you're using my notes. So I assume you have access to all of them. The notes are designed to be covered in 8 weeks.</text:p>
      <text:p text:style-name="P6"/>
      <text:p text:style-name="P6">If you're learning this in our Columbia College Programming Club (CCPC), then besides the notes you'll have the following resources:</text:p>
      <text:list text:style-name="L3">
        <text:list-item>
          <text:p text:style-name="P8">During club meetings you will work in <text:span text:style-name="T1">small groups</text:span>. Learning from each other helps to speed up your learning process.</text:p>
        </text:list-item>
        <text:list-item>
          <text:p text:style-name="P8">There are also <text:span text:style-name="T1">mentors</text:span> in the club that will help you learn. These mentors are Computer Science students in Columbia College.</text:p>
        </text:list-item>
        <text:list-item>
          <text:p text:style-name="P8">The club maintains a <text:span text:style-name="T1">message board</text:span> where you can interact outside the club meetings.</text:p>
        </text:list-item>
      </text:list>
      <text:p text:style-name="P6"/>
      <text:p text:style-name="P6">All the notes are free. Furthermore, I have selected reading material and references so that you may deepen your mastery of the Python programming. The extra references are freely available on the web. All these can be accessed through our club's web site.</text:p>
      <text:p text:style-name="P6"/>
      <text:p text:style-name="P5">What else you need before the fun begins</text:p>
      <text:p text:style-name="P4"/>
      <text:p text:style-name="P6">OK. So you have the equipment, you have the notes, and you're a member of CCPC. You're all fired up to have fun. But wait. There's something else ...</text:p>
      <text:p text:style-name="P6">I need to talk about <text:span text:style-name="T2">you</text:span><text:span text:style-name="T3">.</text:span></text:p>
      <text:p text:style-name="P6"/>
      <text:p text:style-name="P6">Programming is like building something. While a electrical or computer engineer builds hardware (and more!), a software engineer builds software. Both hardware and software “thingies” that they build are like machines. </text:p>
      <text:p text:style-name="P6"/>
      <text:p text:style-name="P6">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6"/>
      <text:p text:style-name="P6">For writing programs in Python, the main tool will be a programming language called Python.</text:p>
      <text:p text:style-name="P6"/>
      <text:p text:style-name="P6"><draw:custom-shape text:anchor-type="paragraph" draw:z-index="0" draw:style-name="gr1" draw:text-style-name="P10" svg:width="2.524in" svg:height="1.9587in" svg:x="4.8465in" svg:y="0.2465in"><text:p text:style-name="P9"><text:span text:style-name="T4">Practice</text:span><text:span text:style-name="T5"> here means </text:span></text:p><text:p text:style-name="P9"><text:span text:style-name="T5">whenever you see a</text:span></text:p><text:p text:style-name="P9"><text:span text:style-name="T4">computer program</text:span><text:span text:style-name="T5">, </text:span></text:p><text:p text:style-name="P9"><text:span text:style-name="T5">you </text:span><text:span text:style-name="T4">type</text:span><text:span text:style-name="T5"> it, </text:span><text:span text:style-name="T4">run</text:span><text:span text:style-name="T5"> it, and </text:span></text:p><text:p text:style-name="P9"><text:span text:style-name="T4">understand</text:span><text:span text:style-name="T5"> why it behaves </text:span></text:p><text:p text:style-name="P9"><text:span text:style-name="T5">that way. Don't just stare </text:span></text:p><text:p text:style-name="P9"><text:span text:style-name="T5">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6"/>
      <text:p text:style-name="P6">Designing a solution more or less means planning out what you want to do. This is much harder than learning the tools.</text:p>
      <text:p text:style-name="P6"/>
      <text:p text:style-name="P6"><draw:custom-shape text:anchor-type="paragraph" draw:z-index="1" draw:style-name="gr1" draw:text-style-name="P10" svg:width="2.524in" svg:height="1.4551in" svg:x="4.8465in" svg:y="1.0417in"><text:p text:style-name="P9"><text:span text:style-name="T4">Persevere</text:span><text:span text:style-name="T5"> here means </text:span></text:p><text:p text:style-name="P9"><text:span text:style-name="T5">don't give up! Programming is</text:span></text:p><text:p text:style-name="P9"><text:span text:style-name="T5">partly like learning to use a new</text:span></text:p><text:p text:style-name="P9"><text:span text:style-name="T5">language. So the first few weeks</text:span></text:p><text:p text:style-name="P9"><text:span text:style-name="T5">will be difficult. After that, it get</text:span></text:p><text:p text:style-name="P9"><text:span text:style-name="T5">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6">practice</text:span><text:span text:style-name="T7"> </text:span><text:s/>using the language. Like learning any other language, this takes time. Much of remembering the words or grammar of a language involves repetitive usage. Therefore you need to <text:span text:style-name="T6">persevere</text:span> and <text:span text:style-name="T6">be</text:span><text:span text:style-name="T8"> </text:span><text:span text:style-name="T6">patient</text:span>. I guarantee you that your patience will be greatly rewarded. </text:p>
      <text:p text:style-name="P6"/>
      <text:p text:style-name="P6">Remember to make full use of the resources available. <text:span text:style-name="T1">Read</text:span> the notes and if necessary the references. Practice using the Python language to <text:span text:style-name="T1">solve problems</text:span> given in the notes. <text:span text:style-name="T1">Ask</text:span> questions during club meetings. If you need help outside the club meetings, use the message board. Let's not only have fun, but have fun together by learning together. Your club members will be really grateful if you can answer their questions on the message board. </text:p>
      <text:p text:style-name="P6"/>
      <text:p text:style-name="P6">If you are determined to learn to program, then you will. Someone will be around to help you.</text:p>
      <text:p text:style-name="P6"/>
      <text:p text:style-name="P6">OK. Enough talk. Let the fun begi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Curlz MT" svg:font-family="'Curlz MT'" style:font-family-generic="decorative"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Python Programming Part 1 v0.1<text:tab/> <text:s text:c="17"/><text:tab/>Contents</text:p>
      </style:header>
      <style:footer>
        <text:p text:style-name="P2">©Yihsiang Liow <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Yihsiang Liow</meta:initial-creator>
    <meta:creation-date>2005-12-14T10:14:39</meta:creation-date>
    <dc:date>2006-10-03T16:21:35</dc:date>
    <dc:language>en-US</dc:language>
    <meta:editing-cycles>199</meta:editing-cycles>
    <meta:editing-duration>P3DT2H17M25S</meta:editing-duration>
    <meta:user-defined meta:name="Info 1"/>
    <meta:user-defined meta:name="Info 2"/>
    <meta:user-defined meta:name="Info 3"/>
    <meta:user-defined meta:name="Info 4"/>
    <meta:document-statistic meta:table-count="0" meta:image-count="0" meta:object-count="0" meta:page-count="5" meta:paragraph-count="35" meta:word-count="643" meta:character-count="3752"/>
  </office:meta>
</office:document-meta>
</file>